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5fb210" officeooo:paragraph-rsid="005fb210"/>
    </style:style>
    <style:style style:name="P5" style:family="paragraph" style:parent-style-name="Heading_20_1">
      <style:text-properties officeooo:rsid="005e379f" officeooo:paragraph-rsid="005e379f"/>
    </style:style>
    <style:style style:name="T1" style:family="text">
      <style:text-properties officeooo:rsid="005f9be2"/>
    </style:style>
    <style:style style:name="T2" style:family="text">
      <style:text-properties officeooo:rsid="005fb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rvices - <text:span text:style-name="T2">Campaign</text:span></text:h>
      <text:p text:style-name="P1"/>
      <text:p text:style-name="P4">Wenn Sie eine gezielte Social Media-Kampagne starten können, bieten wir eine Reihe von Services an: von audiovisuellem Content bis zur Nutzung unserer Inhouse-Bots. </text:p>
      <text:p text:style-name="P2"/>
      <text:p text:style-name="P2"/>
      <text:p text:style-name="P3">If you <text:span text:style-name="T2">want to</text:span> launch a targeted social media campaign, we offer a range of services from audiovisual content to the use of our in-house bot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6T10:51:49.421896569</dc:date>
    <meta:editing-duration>PT2H34M8S</meta:editing-duration>
    <meta:editing-cycles>26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52" meta:character-count="326" meta:non-whitespace-character-count="276"/>
  </office:meta>
</office:document-meta>
</file>